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87a" officeooo:paragraph-rsid="0010687a"/>
    </style:style>
    <style:style style:name="P2" style:family="paragraph" style:parent-style-name="Standard">
      <style:text-properties officeooo:rsid="0010687a" officeooo:paragraph-rsid="0013a0b2"/>
    </style:style>
    <style:style style:name="P3" style:family="paragraph" style:parent-style-name="Standard">
      <style:text-properties officeooo:rsid="0010687a" officeooo:paragraph-rsid="00151aac"/>
    </style:style>
    <style:style style:name="P4" style:family="paragraph" style:parent-style-name="Standard">
      <style:text-properties officeooo:rsid="0010687a" officeooo:paragraph-rsid="0018d9c1"/>
    </style:style>
    <style:style style:name="P5" style:family="paragraph" style:parent-style-name="Standard">
      <style:text-properties officeooo:rsid="0010687a" officeooo:paragraph-rsid="001b488f"/>
    </style:style>
    <style:style style:name="P6" style:family="paragraph" style:parent-style-name="Standard">
      <style:text-properties officeooo:rsid="0011be80" officeooo:paragraph-rsid="0011be80" style:language-asian="ja" style:country-asian="JP"/>
    </style:style>
    <style:style style:name="P7" style:family="paragraph" style:parent-style-name="Standard">
      <style:text-properties officeooo:rsid="0011be80" officeooo:paragraph-rsid="00151aac"/>
    </style:style>
    <style:style style:name="P8" style:family="paragraph" style:parent-style-name="Standard">
      <style:text-properties officeooo:rsid="0011be80" officeooo:paragraph-rsid="0018d9c1"/>
    </style:style>
    <style:style style:name="P9" style:family="paragraph" style:parent-style-name="Standard">
      <style:text-properties officeooo:rsid="0011be80" officeooo:paragraph-rsid="001b488f"/>
    </style:style>
    <style:style style:name="P10" style:family="paragraph" style:parent-style-name="Standard">
      <style:text-properties style:font-name="Arial Black" fo:font-size="12pt" officeooo:rsid="0011be80" officeooo:paragraph-rsid="0011be80" style:font-size-asian="12pt" style:language-asian="ja" style:country-asian="JP" style:font-name-complex="Arial Black"/>
    </style:style>
    <style:style style:name="P11" style:family="paragraph" style:parent-style-name="Standard">
      <style:text-properties officeooo:rsid="0013a0b2" officeooo:paragraph-rsid="001b488f" style:language-asian="ja" style:country-asian="JP"/>
    </style:style>
    <style:style style:name="P12" style:family="paragraph" style:parent-style-name="Standard">
      <style:text-properties officeooo:rsid="0010687a" officeooo:paragraph-rsid="001cd684"/>
    </style:style>
    <style:style style:name="P13" style:family="paragraph" style:parent-style-name="Standard">
      <style:text-properties officeooo:rsid="0010687a" officeooo:paragraph-rsid="001ea678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3a0b2" style:language-asian="ja" style:country-asian="JP"/>
    </style:style>
    <style:style style:name="T3" style:family="text">
      <style:text-properties officeooo:rsid="00151aac" style:language-asian="ja" style:country-asian="JP"/>
    </style:style>
    <style:style style:name="T4" style:family="text">
      <style:text-properties officeooo:rsid="001aa92f" style:language-asian="ja" style:country-asian="JP"/>
    </style:style>
    <style:style style:name="T5" style:family="text">
      <style:text-properties officeooo:rsid="001b488f" style:language-asian="ja" style:country-asian="JP"/>
    </style:style>
    <style:style style:name="T6" style:family="text">
      <style:text-properties officeooo:rsid="001cd684" style:language-asian="ja" style:country-asian="JP"/>
    </style:style>
    <style:style style:name="T7" style:family="text">
      <style:text-properties officeooo:rsid="001ea678" style:language-asian="ja" style:country-asian="J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Resume　　　　　　　　　　　　</text:p>
      <text:p text:style-name="P1"><text:span text:style-name="T1">Tomoyuki Shigeta</text:span> </text:p>
      <text:p text:style-name="P1">Address: <text:span text:style-name="T1">GeekHouseOkayama, 11-20 Kyo-machi, Kita-ku Okayama-shi, Okayama, 700-0838</text:span> </text:p>
      <text:p text:style-name="P1"/>
      <text:p text:style-name="P1">Phone number: 0<text:span text:style-name="T1">7</text:span>0-<text:span text:style-name="T1">5050</text:span>-6<text:span text:style-name="T1">540</text:span></text:p>
      <text:p text:style-name="P1">E-mail address: <text:span text:style-name="T1">fx591276@gmail.com</text:span></text:p>
      <text:p text:style-name="P1">Objectives:</text:p>
      <text:p text:style-name="P6">I have a vision of creating a software development company that can fight the world in the future.</text:p>
      <text:p text:style-name="P6">In this internship I would like to improve my knowledge of IT and communication skills in English</text:p>
      <text:p text:style-name="P6">by putting my body in the United States of the advanced country of IT.</text:p>
      <text:p text:style-name="P6"/>
      <text:p text:style-name="P10">Work Experience: </text:p>
      <text:p text:style-name="P1"><text:span text:style-name="T2">April/2016</text:span> - <text:span text:style-name="T2">present</text:span></text:p>
      <text:p text:style-name="P1"><text:span text:style-name="T2">Tokyo Compurer Service</text:span>, <text:span text:style-name="T2">Okayama</text:span>, <text:span text:style-name="T2">Japan</text:span></text:p>
      <text:p text:style-name="P1"><text:s/><text:span text:style-name="T2">Programer</text:span></text:p>
      <text:p text:style-name="P2">・<text:span text:style-name="T2">Software development with C#.NET and VB.NET</text:span></text:p>
      <text:p text:style-name="P7"/>
      <text:p text:style-name="P3"><text:span text:style-name="T4">April</text:span><text:span text:style-name="T2">/201</text:span><text:span text:style-name="T4">4</text:span> - <text:span text:style-name="T3">March</text:span><text:span text:style-name="T2">/2016</text:span></text:p>
      <text:p text:style-name="P3"><text:span text:style-name="T4">Evolba Business Support</text:span>, <text:span text:style-name="T2">Okayama</text:span>, <text:span text:style-name="T2">Japan</text:span></text:p>
      <text:p text:style-name="P3"><text:s/><text:span text:style-name="T6">Customer Engineer</text:span></text:p>
      <text:p text:style-name="P12">・<text:span text:style-name="T6">Maintenance of public radio equipment installed in station premises and convenience stores</text:span></text:p>
      <text:p text:style-name="P13"><text:span text:style-name="T6">・</text:span><text:span text:style-name="T7">Maintenance of office equipment installed at financial institutions</text:span></text:p>
      <text:p text:style-name="P8"/>
      <text:p text:style-name="P4"><text:span text:style-name="T4">June</text:span><text:span text:style-name="T2">/201</text:span><text:span text:style-name="T4">1</text:span> - <text:span text:style-name="T3">March</text:span><text:span text:style-name="T2">/201</text:span><text:span text:style-name="T4">4</text:span></text:p>
      <text:p text:style-name="P4"><text:span text:style-name="T5">Starbucks Coffee Japan</text:span>, <text:span text:style-name="T2">Okayama</text:span>, <text:span text:style-name="T2">Japan</text:span></text:p>
      <text:p text:style-name="P13"><text:s/><text:span text:style-name="T7">Time zone manager</text:span></text:p>
      <text:p text:style-name="P11">・Software development with C#.NET and VB.NET</text:p>
      <text:p text:style-name="P9"/>
      <text:p text:style-name="P5"><text:span text:style-name="T5">April</text:span><text:span text:style-name="T2">/20</text:span><text:span text:style-name="T5">09</text:span> - <text:span text:style-name="T3">March</text:span><text:span text:style-name="T2">/201</text:span><text:span text:style-name="T5">1</text:span></text:p>
      <text:p text:style-name="P5"><text:span text:style-name="T5">Starbucks Coffee Japan</text:span>, <text:span text:style-name="T2">Okayama</text:span>, <text:span text:style-name="T2">Japan</text:span></text:p>
      <text:p text:style-name="P5"><text:s/><text:span text:style-name="T2">Programer</text:span></text:p>
      <text:p text:style-name="P11">・Software development with C#.NET and VB.NET</text:p>
      <text:p text:style-name="P1"/>
      <text:p text:style-name="P3">上記と同様の書式で、すべての職歴を上から新しい順に記載していきます</text:p>
      <text:p text:style-name="P3"/>
      <text:p text:style-name="P3">Educational　Background:</text:p>
      <text:p text:style-name="P1"/>
      <text:p text:style-name="P1">・School Name, City, Country <text:s text:c="5"/>Start Month/Year – End Month/Year</text:p>
      <text:p text:style-name="P1">取得資格があれば記載 　Ex.) A.A. Accounting, ABC　College, Tokyo, JapanSkills:</text:p>
      <text:p text:style-name="P1"/>
      <text:p text:style-name="P1">・License / Certificate などがれば記載</text:p>
      <text:p text:style-name="P1">・その他、業務に役立つ資格や取得技術、特技などを記載しましょう。</text:p>
      <text:p text:style-name="P1">Ex.) Microsoft Word, Excel, Power PointLanguage:</text:p>
      <text:p text:style-name="P1"/>
      <text:p text:style-name="P1">・TOEIC, TOFEL などのスコアがあれば記載</text:p>
      <text:p text:style-name="P1">・English conversation Skills: Basic level, Business level, native levelなど</text:p>
      <text:p text:style-name="P1">・その他使える言語があればレベルを記載してくださいAccomplishments:</text:p>
      <text:p text:style-name="P1"/>
      <text:p text:style-name="P1">・採用担当者に向けて、自分のアピールを記載してください</text:p>
      <text:p text:style-name="P1">Ex.) I have very strong communication skills as well as computer skills that allow me to work independe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20S</meta:editing-duration>
    <meta:editing-cycles>6</meta:editing-cycles>
    <meta:generator>LibreOffice/5.3.0.3$Windows_X86_64 LibreOffice_project/7074905676c47b82bbcfbea1aeefc84afe1c50e1</meta:generator>
    <dc:date>2017-06-07T02:28:51.661000000</dc:date>
    <meta:document-statistic meta:table-count="0" meta:image-count="0" meta:object-count="0" meta:page-count="1" meta:paragraph-count="39" meta:word-count="359" meta:character-count="1634" meta:non-whitespace-character-count="1438"/>
    <meta:user-defined meta:name="Info 1"/>
    <meta:user-defined meta:name="Info 2"/>
    <meta:user-defined meta:name="Info 3"/>
    <meta:user-defined meta:name="Info 4"/>
  </office:meta>
</office:document-meta>
</file>